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81cm" svg:height="2.413cm" svg:x="2.143cm" svg:y="4.81cm">
          <text:p/>
        </draw:rect>
        <draw:rect draw:style-name="gr1" draw:text-style-name="P1" draw:layer="layout" svg:width="3.81cm" svg:height="2.413cm" svg:x="7.55cm" svg:y="4.81cm">
          <text:p/>
        </draw:rect>
        <draw:rect draw:style-name="gr1" draw:text-style-name="P1" draw:layer="layout" svg:width="3.81cm" svg:height="2.413cm" svg:x="13.011cm" svg:y="4.81cm">
          <text:p/>
        </draw:rect>
        <draw:frame draw:style-name="gr2" draw:layer="layout" svg:width="2.794cm" svg:height="1.016cm" svg:x="2.778cm" svg:y="5.572cm">
          <draw:text-box>
            <text:p>Setup</text:p>
          </draw:text-box>
        </draw:frame>
        <draw:frame draw:style-name="gr3" draw:layer="layout" svg:width="2.413cm" svg:height="1.27cm" svg:x="8.493cm" svg:y="5.572cm">
          <draw:text-box>
            <text:p>Solve</text:p>
          </draw:text-box>
        </draw:frame>
        <draw:frame draw:style-name="gr4" draw:layer="layout" svg:width="4.572cm" svg:height="1.673cm" svg:x="13.065cm" svg:y="5.518cm">
          <draw:text-box>
            <text:p>Plot_results</text:p>
          </draw:text-box>
        </draw:frame>
        <draw:custom-shape draw:style-name="gr5" draw:text-style-name="P1" draw:layer="layout" svg:width="1.143cm" svg:height="0.762cm" svg:x="6.207cm" svg:y="5.645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1.143cm" svg:height="0.762cm" svg:x="11.668cm" svg:y="5.69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oul Collenteur</meta:initial-creator>
    <meta:creation-date>2015-07-09T09:35:04</meta:creation-date>
    <dc:date>2015-07-09T09:42:25</dc:date>
    <dc:creator>Raoul Collenteur</dc:creator>
    <meta:editing-duration>PT7M24S</meta:editing-duration>
    <meta:editing-cycles>1</meta:editing-cycles>
    <meta:document-statistic meta:object-count="8"/>
    <meta:generator>OpenOffice/4.1.1$Unix OpenOffice.org_project/411m6$Build-9775</meta:generator>
  </office:meta>
</office:document-meta>
</file>